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82cm" draw:z-index="0"><draw:image xlink:href="../../odt_eng/images/0668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3-phase voltage generato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51cm" svg:height="1.191cm" draw:z-index="0"><draw:image xlink:href="../../odt_eng/images/0668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model of three sine signals phase-shifted by 120 degrees:</text:p>
            <text:p text:style-name="P5"><draw:frame draw:style-name="fr3" draw:name="Объект6" text:anchor-type="as-char" svg:width="8.079cm" svg:height="3.30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Объект4" text:anchor-type="as-char" svg:width="1.723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sine signal amplitude,</text:span></text:span></text:p>
            <text:p text:style-name="Text_20_body"><text:span text:style-name="Основной_20_шрифт_20_абзаца"><text:span text:style-name="T1"><draw:frame draw:style-name="fr3" draw:name="Объект26" text:anchor-type="as-char" svg:width="4.165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are for phase voltages of 3-phase current (output signals),</text:span></text:span></text:p>
            <text:p text:style-name="Text_20_body"><text:span text:style-name="Основной_20_шрифт_20_абзаца"><text:span text:style-name="T1"><draw:frame draw:style-name="fr3" draw:name="Объект5" text:anchor-type="as-char" svg:width="0.566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frequency of signals.</text:span></text:span></text:p>
            <text:p text:style-name="P4">The unit has 2 input and 3 output ports.</text:p>
            <text:p text:style-name="Text_20_body"><text:span text:style-name="Основной_20_шрифт_20_абзаца"><text:span text:style-name="T3">Input signals</text:span></text:span><text:span text:style-name="Основной_20_шрифт_20_абзаца"><text:span text:style-name="T1">:</text:span></text:span></text:p>
            <text:list xml:id="list7306609938886255377" text:style-name="L1">
              <text:list-header>
                <text:p text:style-name="P7"><text:span text:style-name="Основной_20_шрифт_20_абзаца"><text:span text:style-name="T1"><text:s text:c="3"/>1) Frequency</text:span></text:span><text:span text:style-name="Основной_20_шрифт_20_абзаца"><text:span text:style-name="T1"><draw:frame draw:style-name="fr3" draw:name="Объект1" text:anchor-type="as-char" svg:width="0.566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 Hz.</text:span></text:span></text:p>
                <text:p text:style-name="P7"><text:span text:style-name="Основной_20_шрифт_20_абзаца"><text:span text:style-name="T1"><text:s text:c="3"/>2) Voltage</text:span></text:span><text:span text:style-name="Основной_20_шрифт_20_абзаца"><text:span text:style-name="T1"><draw:frame draw:style-name="fr3" draw:name="Объект2" text:anchor-type="as-char" svg:width="1.72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— amplitude of signals, V.</text:span></text:span></text:p>
              </text:list-header>
            </text:list>
            <text:p text:style-name="Text_20_body"><text:span text:style-name="Основной_20_шрифт_20_абзаца"><text:span text:style-name="T3">Output signals</text:span></text:span><text:span text:style-name="Основной_20_шрифт_20_абзаца"><text:span text:style-name="T1">:</text:span></text:span></text:p>
            <text:list xml:id="list8839653655941689488" text:style-name="L2">
              <text:list-header>
                <text:p text:style-name="P8"><text:span text:style-name="Основной_20_шрифт_20_абзаца"><text:span text:style-name="T1"><text:s text:c="4"/>1) Voltage</text:span></text:span><text:span text:style-name="Основной_20_шрифт_20_абзаца"><text:span text:style-name="T1"><draw:frame draw:style-name="fr3" draw:name="Объект17" text:anchor-type="as-char" svg:width="1.378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8"><text:span text:style-name="Основной_20_шрифт_20_абзаца"><text:span text:style-name="T1"><text:s text:c="4"/>2) Voltage </text:span></text:span><text:span text:style-name="Основной_20_шрифт_20_абзаца"><text:span text:style-name="T1"><draw:frame draw:style-name="fr3" draw:name="Объект8" text:anchor-type="as-char" svg:width="1.365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8"><text:span text:style-name="Основной_20_шрифт_20_абзаца"><text:span text:style-name="T1"><text:s text:c="4"/>3) Voltage </text:span></text:span><text:span text:style-name="Основной_20_шрифт_20_абзаца"><text:span text:style-name="T1"><draw:frame draw:style-name="fr3" draw:name="Object1" text:anchor-type="as-char" svg:width="1.356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енератор 3-фазного напряжения</dc:title>
    <meta:creation-date>2012-04-24T07:03:00Z</meta:creation-date>
    <dc:date>2012-04-28T09:25:06.54</dc:date>
    <meta:editing-cycles>9</meta:editing-cycles>
    <meta:editing-duration>PT3H1M2S</meta:editing-duration>
    <meta:document-statistic meta:table-count="1" meta:image-count="2" meta:object-count="9" meta:page-count="1" meta:paragraph-count="18" meta:word-count="76" meta:character-count="443"/>
    <meta:template xlink:type="simple" xlink:actuate="onRequest" xlink:title="" xlink:href="../../odt_eng/0668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−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{
U_a(t) ~=~  U_max(t) cdot sin(2 p cdot f cdot t), #
U_b(t) ~=~  U_max(t) cdot sin(2 p cdot f cdot t + {{2} over 3} cdot %pi), #
U_c(t) ~=~  U_max(t) cdot sin(2 p cdot f cdot t - {{2} over 3} cdot %pi),
} right none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3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6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7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8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9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